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2024-12-17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3624" calcext:value-type="float">
            <text:p>93.0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2024-03-18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732" calcext:value-type="float">
            <text:p>92.8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2022-12-08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7968" calcext:value-type="float">
            <text:p>92.7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2021-12-12 2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9952" calcext:value-type="float">
            <text:p>92.5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2020-12-10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97072" calcext:value-type="float">
            <text:p>92.3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2019-12-12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06" calcext:value-type="float">
            <text:p>92.4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2018-12-10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6592" calcext:value-type="float">
            <text:p>92.3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2017-1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0392" calcext:value-type="float">
            <text:p>92.2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2016-12-09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9532" calcext:value-type="float">
            <text:p>92.0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201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94736" calcext:value-type="float">
            <text:p>91.9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7848" calcext:value-type="float">
            <text:p>91.74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201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22168" calcext:value-type="float">
            <text:p>92.0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201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672" calcext:value-type="float">
            <text:p>91.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201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2768" calcext:value-type="float">
            <text:p>91.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201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3192" calcext:value-type="float">
            <text:p>91.8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2009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6296" calcext:value-type="float">
            <text:p>92.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4896" calcext:value-type="float">
            <text:p>93.2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200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5464" calcext:value-type="float">
            <text:p>92.48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200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3" calcext:value-type="float">
            <text:p>92.5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200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3104" calcext:value-type="float">
            <text:p>92.6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200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9784" calcext:value-type="float">
            <text:p>92.7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199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8384" calcext:value-type="float">
            <text:p>92.9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199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3792" calcext:value-type="float">
            <text:p>92.8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199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2832" calcext:value-type="float">
            <text:p>92.7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199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22752" calcext:value-type="float">
            <text:p>92.1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199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81248" calcext:value-type="float">
            <text:p>92.2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199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0496" calcext:value-type="float">
            <text:p>92.36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199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70936" calcext:value-type="float">
            <text:p>92.0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199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9248" calcext:value-type="float">
            <text:p>91.5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198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1987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516" calcext:value-type="float">
            <text:p>90.8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198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948" calcext:value-type="float">
            <text:p>91.0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198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9248" calcext:value-type="float">
            <text:p>91.5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198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3436" calcext:value-type="float">
            <text:p>92.0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198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79496" calcext:value-type="float">
            <text:p>91.9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198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9808" calcext:value-type="float">
            <text:p>92.1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198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1664" calcext:value-type="float">
            <text:p>92.5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2301</text:p>
          </table:table-cell>
          <table:table-cell office:value-type="string" calcext:value-type="string">
            <text:p>1979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6248" calcext:value-type="float">
            <text:p>94.18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